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adc5e7"/>
    </style:style>
    <style:style style:name="ce5" style:family="table-cell" style:parent-style-name="Default">
      <style:table-cell-properties fo:background-color="#bce4e5"/>
    </style:style>
    <style:style style:name="ce11" style:family="table-cell" style:parent-style-name="Default">
      <style:table-cell-properties fo:background-color="#fff200" style:text-align-source="value-type" style:repeat-content="false" fo:wrap-option="wrap" style:vertical-align="middl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evel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4" table:number-rows-spanned="7">
            <text:p>NOTA: ENEMIGOS DEBEN ARRANCAR CON UN PIXEL DENTRO DE LA PANTALLA!!!! SINO SE AUTODESTRUYEN (0,0) (1024,600)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1" calcext:value-type="float">
            <text:p>1</text:p>
          </table:table-cell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350" calcext:value-type="float">
            <text:p>350</text:p>
          </table:table-cell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0" calcext:value-type="float">
            <text:p>0</text:p>
          </table:table-cell>
          <table:table-cell/>
          <table:covered-table-cell table:number-columns-repeated="4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4" calcext:value-type="float">
            <text:p>4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3 segund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modul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direccion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duracion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13 segund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modul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direcci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duraci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20 segund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gund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-118" calcext:value-type="float">
            <text:p>-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</table:table>
      <table:table table:name="level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antidad de naves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backgroun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d soundTrack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1" office:value-type="string" calcext:value-type="string" table:number-columns-spanned="4" table:number-rows-spanned="7">
            <text:p>NOTA: ENEMIGOS DEBEN ARRANCAR CON UN PIXEL DENTRO DE LA PANTALLA!!!! SINO SE AUTODESTRUYEN (0,0) (1024,600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2" calcext:value-type="float">
            <text:p>2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0" calcext:value-type="float">
            <text:p>10</text:p>
          </table:table-cell>
          <table:table-cell/>
          <table:covered-table-cell table:number-columns-repeated="4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4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3" calcext:value-type="float">
            <text:p>3</text:p>
          </table:table-cell>
          <table:table-cell/>
          <table:covered-table-cell table:number-columns-repeated="4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ipo na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 de inicio</text:p>
          </table:table-cell>
          <table:table-cell table:style-name="ce2" office:value-type="float" office:value="1023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y de inicio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stante inicio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nt movimiento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modulo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ireccion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<text:s text:c="4"/>duracion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po nav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de inicio</text:p>
          </table:table-cell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 de inicio</text:p>
          </table:table-cell>
          <table:table-cell office:value-type="float" office:value="-118" calcext:value-type="float">
            <text:p>-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te inicio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 movimiento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modulo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ireccion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<text:s text:c="4"/>duracion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modulo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ireccion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duracion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0:56:05.8267484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2:41:04.120606720</meta:creation-date>
    <dc:date>2021-11-13T11:10:34.124567211</dc:date>
    <meta:editing-duration>PT2H46M6S</meta:editing-duration>
    <meta:editing-cycles>16</meta:editing-cycles>
    <meta:generator>LibreOffice/6.0.7.3$Linux_X86_64 LibreOffice_project/00m0$Build-3</meta:generator>
    <meta:document-statistic meta:table-count="2" meta:cell-count="304" meta:object-count="0"/>
  </office:meta>
</office:document-meta>
</file>